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f95b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134a1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1600b8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20"/>
      <text:p text:style-name="P20"/>
      <text:p text:style-name="P20">Dilluns<text:tab/>25/09/23</text:p>
      <text:p text:style-name="P2"/>
      <text:p text:style-name="P8">Comentat </text:p>
      <text:p text:style-name="P8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7">Pregunta, perqué en la taula de pàg. 4, l'equip MFZ-K25VA, té potència de fred de 2,5 kW i de calor de 3,4 kW? </text:p>
      <text:p text:style-name="P7">Resposta, observar presions d'aspiració i descarrega amb condicions fred (tc = 50 ºC, te = 5 ºC) i calor (tc = 80 ºC, te = -10 ºC)</text:p>
      <text:p text:style-name="P3"/>
      <text:p text:style-name="P7">Pregunta, perquè s'utilitzaen manómetres per determinar les temperatures de condensació i evaporació i no termòmetres?</text:p>
      <text:p text:style-name="P7">Resposta, la presió és constant en qualsevol punt de BP i AP, la temperatura varia en funció del punt de mesurament. Les canonades estan aïllades. </text:p>
      <text:p text:style-name="P2"/>
      <text:p text:style-name="P2"/>
      <text:p text:style-name="P20">Dimarts<text:tab/>26/09/23</text:p>
      <text:p text:style-name="P20"/>
      <text:p text:style-name="P9">Activat Classroom</text:p>
      <text:p text:style-name="P9"/>
      <text:p text:style-name="P10">Comentat TA01</text:p>
      <text:p text:style-name="P10"/>
      <text:p text:style-name="P13"><text:a xlink:type="simple" xlink:href="https://paulinoposada.github.io/web_fred/apunts/unitat_1/fred_apunts_ud_1_1_gs.pdf">Unitat 1.1</text:a></text:p>
      <text:p text:style-name="P10">Comentat</text:p>
      <text:p text:style-name="P10">Apartat 1.3.1 Compressor</text:p>
      <text:p text:style-name="P10">Apartat 1.3.2 Condensador</text:p>
      <text:p text:style-name="P10">Apartat 1.3.3 Expansió del refrigerant</text:p>
      <text:p text:style-name="P21"/>
      <text:p text:style-name="P20"/>
      <text:p text:style-name="P20">Dimecres<text:tab/>27/09/23</text:p>
      <text:p text:style-name="P20"/>
      <text:p text:style-name="P13"><text:a xlink:type="simple" xlink:href="https://paulinoposada.github.io/web_fred/apunts/unitat_1/fred_apunts_ud_1_1_gs.pdf">Unitat 1.1</text:a></text:p>
      <text:p text:style-name="P11">Comentat</text:p>
      <text:p text:style-name="P11">1.3.4 Evaporador</text:p>
      <text:p text:style-name="P11">1.3.5 Refrigerant</text:p>
      <text:p text:style-name="P11">1.3.6 Circuit d'un equip reversible</text:p>
      <text:p text:style-name="P11">1.3.7 Característiques específiques de la instal·lació de a/a.</text:p>
      <text:p text:style-name="P11">1.3.8 Eines específiques</text:p>
      <text:p text:style-name="P11">1.4 Exercicis</text:p>
      <text:p text:style-name="P11">Falta terminar l'exercici 1.4-6</text:p>
      <text:p text:style-name="P11"/>
      <text:p text:style-name="P20"/>
      <text:p text:style-name="P20">Dijous<text:tab/><text:tab/>28/09/23</text:p>
      <text:p text:style-name="P13"><text:a xlink:type="simple" xlink:href="https://paulinoposada.github.io/web_fred/apunts/unitat_1/fred_apunts_ud_1_1_gs.pdf">Unitat 1.1</text:a></text:p>
      <text:p text:style-name="P12">Comentat exercicis </text:p>
      <text:p text:style-name="P12">1.4-6 a 10</text:p>
      <text:p text:style-name="P20"><text:soft-page-break/></text:p>
      <text:p text:style-name="P20">Divendres<text:tab/> 29/09/23</text:p>
      <text:p text:style-name="P20"/>
      <text:p text:style-name="P14"><text:a xlink:type="simple" xlink:href="https://paulinoposada.github.io/web_fred/apunts/unitat_1/fred_apunts_ud_1_1_gs.pdf">Unitat 1.1</text:a></text:p>
      <text:p text:style-name="P15">Comentem 1.5 Soldadura tova i forta</text:p>
      <text:p text:style-name="P15"/>
      <text:p text:style-name="P15"/>
      <text:p text:style-name="P22">Dilluns<text:tab/><text:span text:style-name="T4">02</text:span>/<text:span text:style-name="T4">10</text:span>/23</text:p>
      <text:p text:style-name="P5"/>
      <text:p text:style-name="P16"><text:a xlink:type="simple" xlink:href="https://paulinoposada.github.io/web_fred/apunts/unitat_1/fred_apunts_ud_1_2_gs.pdf">Unitat 1.2</text:a></text:p>
      <text:p text:style-name="P5"/>
      <text:p text:style-name="P16">1.1.1 Escala Celsius</text:p>
      <text:p text:style-name="P16">1.1.2 Escala Farenheit</text:p>
      <text:p text:style-name="P16">1.1.3 Escala Absoluta</text:p>
      <text:p text:style-name="P16">1.2 Presión</text:p>
      <text:p text:style-name="P16">1.2.1 Presión absoluta, manométrtica y presión de vacío</text:p>
      <text:p text:style-name="P16">1.3 Ejercicios temperatura y presión</text:p>
      <text:p text:style-name="P16">1.4 Energía y potencia</text:p>
      <text:p text:style-name="P16">1.4.1 Trabajo y calor</text:p>
      <text:p text:style-name="P16">1.4.2 Potencia</text:p>
      <text:p text:style-name="P16">1.4.2.1 Potencia térmica</text:p>
      <text:p text:style-name="P16">1.4.3 Rendimiento</text:p>
      <text:p text:style-name="P16">1.5 Ejercicios energía y potencia</text:p>
      <text:p text:style-name="P16"/>
      <text:p text:style-name="P16"/>
      <text:p text:style-name="P16"/>
      <text:p text:style-name="P23">Di<text:span text:style-name="T5">marts</text:span><text:tab/><text:span text:style-name="T4">03</text:span>/<text:span text:style-name="T4">10</text:span>/23</text:p>
      <text:p text:style-name="P6"/>
      <text:p text:style-name="P17"><text:a xlink:type="simple" xlink:href="https://paulinoposada.github.io/web_fred/apunts/unitat_1/fred_apunts_ud_1_2_gs.pdf">Unitat 1.2</text:a></text:p>
      <text:p text:style-name="P6"/>
      <text:p text:style-name="P19">Comentem els exercicis 1.5 Energia i potència</text:p>
      <text:p text:style-name="P18">Experiment: escalfem aigua mesurant la temperatura. Observem que quan comença a bullir, mante una temperatura constant de 100 ºC.</text:p>
      <text:p text:style-name="P17"/>
      <text:p text:style-name="P29"/>
      <text:p text:style-name="P29">Di<text:span text:style-name="T5">mecres</text:span><text:tab/><text:span text:style-name="T4">04</text:span>/<text:span text:style-name="T4">10</text:span>/23</text:p>
      <text:p text:style-name="P26"/>
      <text:p text:style-name="P25"><text:a xlink:type="simple" xlink:href="https://paulinoposada.github.io/web_fred/apunts/unitat_1/fred_apunts_ud_1_2_gs.pdf">Unitat 1.2</text:a></text:p>
      <text:p text:style-name="P27">Comentem apartats</text:p>
      <text:p text:style-name="P27">1.6.1 Calor específic</text:p>
      <text:p text:style-name="P27">1.6.2 Canvi d'estat. Calor sensible i latent</text:p>
      <text:p text:style-name="P27">1.6.3 Transmissió del calor</text:p>
      <text:p text:style-name="P27">Treball autònom, resoldre l'exemple de transmissió del calor a traves de la paret d'una cambra frigorífica.</text:p>
      <text:p text:style-name="P27"/>
      <text:p text:style-name="P28">Baixem al taller i comentem els components del simulador de fr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0-04T21:02:49.638572169</dc:date>
    <meta:editing-duration>PT10M3S</meta:editing-duration>
    <meta:editing-cycles>15</meta:editing-cycles>
    <meta:document-statistic meta:table-count="0" meta:image-count="0" meta:object-count="0" meta:page-count="2" meta:paragraph-count="62" meta:word-count="309" meta:character-count="1988" meta:non-whitespace-character-count="1735"/>
  </office:meta>
</office:document-meta>
</file>